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30082A7C2AE.jpg"/>
  <manifest:file-entry manifest:media-type="image/jpeg" manifest:full-path="Pictures/100000000000040000000300021AA066.jpg"/>
  <manifest:file-entry manifest:media-type="image/jpeg" manifest:full-path="Pictures/10000000000004000000030047212D67.jpg"/>
  <manifest:file-entry manifest:media-type="image/jpeg" manifest:full-path="Pictures/100000000000040000000300CEACA665.jpg"/>
  <manifest:file-entry manifest:media-type="image/jpeg" manifest:full-path="Pictures/100000000000040000000300453FD839.jpg"/>
  <manifest:file-entry manifest:media-type="image/jpeg" manifest:full-path="Pictures/100000000000040000000300BAA72CC7.jpg"/>
  <manifest:file-entry manifest:media-type="image/jpeg" manifest:full-path="Pictures/100000000000040000000300BFE70DF1.jpg"/>
  <manifest:file-entry manifest:media-type="image/jpeg" manifest:full-path="Pictures/100000000000040000000300CA5D7B0A.jpg"/>
  <manifest:file-entry manifest:media-type="image/jpeg" manifest:full-path="Pictures/1000000000000400000003008878AABA.jpg"/>
  <manifest:file-entry manifest:media-type="image/jpeg" manifest:full-path="Pictures/1000000000000400000003004FC62BC2.jpg"/>
  <manifest:file-entry manifest:media-type="image/jpeg" manifest:full-path="Pictures/100000000000040000000300EEC14B88.jpg"/>
  <manifest:file-entry manifest:media-type="image/jpeg" manifest:full-path="Pictures/1000000000000400000003005B18DF82.jpg"/>
  <manifest:file-entry manifest:media-type="image/jpeg" manifest:full-path="Pictures/100000000000040000000300F3F19857.jpg"/>
  <manifest:file-entry manifest:media-type="image/jpeg" manifest:full-path="Pictures/1000000000000400000003007FDC9714.jpg"/>
  <manifest:file-entry manifest:media-type="image/jpeg" manifest:full-path="Pictures/10000000000004000000030024C63C39.jpg"/>
  <manifest:file-entry manifest:media-type="image/jpeg" manifest:full-path="Pictures/1000000000000400000003008EA836A2.jpg"/>
  <manifest:file-entry manifest:media-type="image/jpeg" manifest:full-path="Pictures/1000000000000400000003004408E791.jpg"/>
  <manifest:file-entry manifest:media-type="image/jpeg" manifest:full-path="Pictures/1000000000000400000003003B4DCBB3.jpg"/>
  <manifest:file-entry manifest:media-type="image/jpeg" manifest:full-path="Pictures/1000000000000400000003001FD26A1B.jpg"/>
  <manifest:file-entry manifest:media-type="image/jpeg" manifest:full-path="Pictures/1000000000000400000003001D829DBA.jpg"/>
  <manifest:file-entry manifest:media-type="image/jpeg" manifest:full-path="Pictures/1000000000000400000003002222CE04.jpg"/>
  <manifest:file-entry manifest:media-type="image/jpeg" manifest:full-path="Pictures/100000000000040000000300F53A963C.jpg"/>
  <manifest:file-entry manifest:media-type="image/jpeg" manifest:full-path="Pictures/10000000000004000000030035D34BC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24C63C39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CA5D7B0A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5B18DF82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35D34BC0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F53A963C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EEC14B88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7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1D829DBA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7FDC9714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9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BAA72CC7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0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1FD26A1B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453FD839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1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2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4FC62BC2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2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3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2222CE04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3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4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BFE70DF1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4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5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8878AABA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5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6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47212D67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6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7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CEACA665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7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8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4408E791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8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9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021AA066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9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0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F3F19857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0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1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82A7C2AE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1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2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3B4DCBB3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2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3" draw:style-name="dp1" draw:master-page-name="Default">
        <draw:frame draw:name="Object 1" draw:style-name="gr1" draw:text-style-name="P1" draw:layer="layout" svg:width="27.092cm" svg:height="20.319cm" svg:x="0cm" svg:y="0cm">
          <draw:image xlink:href="Pictures/1000000000000400000003008EA836A2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3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6-04T14:38:48.45</dc:date>
    <dc:creator>amit dhomne</dc:creator>
    <meta:document-statistic meta:object-count="110"/>
    <meta:generator>OpenOffice/4.1.6$Win32 OpenOffice.org_project/416m1$Build-9790</meta:generator>
  </office:meta>
</office:document-meta>
</file>